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T1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quitetura Computacional</text:p>
      <text:p text:style-name="P1"/>
      <text:p text:style-name="P1">Pesquisar</text:p>
      <text:list xml:id="list380084057" text:style-name="L2">
        <text:list-item>
          <text:p text:style-name="P8"><text:span text:style-name="T1">Sincronização e comunicação entre processos</text:span></text:p>
        </text:list-item>
        <text:list-item>
          <text:p text:style-name="P8"><text:span text:style-name="T1">Aplicações concorrentes</text:span></text:p>
        </text:list-item>
        <text:list-item>
          <text:p text:style-name="P8"><text:span text:style-name="T1">Especificação de concorrência entre programas</text:span></text:p>
        </text:list-item>
        <text:list-item>
          <text:p text:style-name="P8"><text:span text:style-name="T1">Problemas de compartilhamento de recursos</text:span></text:p>
        </text:list-item>
      </text:list>
      <text:p text:style-name="P1"><text:span text:style-name="T1"/></text:p>
      <text:p text:style-name="P1"><text:span text:style-name="T1"/></text:p>
      <text:p text:style-name="P1">Responda</text:p>
      <text:p text:style-name="P3"/>
      <text:p text:style-name="P4"/>
      <text:list xml:id="list17291831771" text:style-name="L1">
        <text:list-item>
          <text:p text:style-name="P5">O que é politica de escalonamento de um sistema operacional?</text:p>
          <text:p text:style-name="P6">Resposta</text:p>
          <text:p text:style-name="P6"/>
        </text:list-item>
        <text:list-item>
          <text:p text:style-name="P5">Diferencie os escalonamentos preemptivos e não-preemptivos?</text:p>
          <text:p text:style-name="P6">Resposta</text:p>
          <text:p text:style-name="P6"/>
        </text:list-item>
        <text:list-item>
          <text:p text:style-name="P5">Descreva escalonamento SJF e o escalonamento por prioridade</text:p>
          <text:p text:style-name="P6">Respos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valdo </meta:initial-creator>
    <meta:creation-date>2014-02-12T22:24:44</meta:creation-date>
    <dc:date>2014-02-20T22:43:17</dc:date>
    <dc:creator>Edvaldo </dc:creator>
    <meta:editing-duration>PT15M31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13" meta:word-count="55" meta:character-count="406" meta:non-whitespace-character-count="371"/>
  </office:meta>
</office:document-meta>
</file>